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Server.configure( final Configuration configuratio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MTPHandlerConfigurationDataImpl.getSMTP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onfigurationDataImpl.getRes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MTPHandlerConfigurationDataImpl.isVerify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onfigurationDataImpl.getMaxMess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Server.getSer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onfigurationDataImpl.isAuth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onfigurationDataImpl.useHeloEhloEnfor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Serv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TPServer.getConfigu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Server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TPServer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Server.newProtocolHandl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TPHandlerConfigurationDataImpl.isAuthRequired( String remoteI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TPHandlerConfigurationDataImpl.isRelayingAllowed( String remote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TPHandlerConfigurationDataImpl.get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onfigurationDataImpl.getMail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onfigurationDataImpl.getHello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TPHandlerConfigurationDataImpl.useAddressBracketsEnfor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